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" svg:font-family="Bitstream"/>
    <style:font-face style:name="Droid Sans Mono" svg:font-family="'Droid Sans Mono'"/>
    <style:font-face style:name="Arial" svg:font-family="Arial" style:font-family-generic="swiss"/>
    <style:font-face style:name="Noto Sans Devanagari1" svg:font-family="'Noto Sans Devanagari'" style:font-family-generic="swiss"/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letter-spacing="0.0555in"/>
    </style:style>
    <style:style style:name="P2" style:family="paragraph" style:parent-style-name="Standard">
      <style:paragraph-properties fo:text-align="justify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size="14pt" fo:font-weight="bold" officeooo:rsid="000c3559" officeooo:paragraph-rsid="000d8fa4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14pt" fo:font-weight="bold" officeooo:rsid="0016dcb0" officeooo:paragraph-rsid="0016dcb0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4pt" fo:font-weight="bold" officeooo:rsid="0016dcb0" officeooo:paragraph-rsid="001b6042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/>
    </style:style>
    <style:style style:name="P7" style:family="paragraph" style:parent-style-name="Standard">
      <style:paragraph-properties fo:text-align="justify" style:justify-single-word="false"/>
      <style:text-properties style:font-name="Arial" officeooo:paragraph-rsid="00085e27"/>
    </style:style>
    <style:style style:name="P8" style:family="paragraph" style:parent-style-name="Standard">
      <style:paragraph-properties fo:text-align="justify" style:justify-single-word="false"/>
      <style:text-properties style:font-name="Arial" officeooo:rsid="000c3559" officeooo:paragraph-rsid="000c3559"/>
    </style:style>
    <style:style style:name="P9" style:family="paragraph" style:parent-style-name="Standard">
      <style:paragraph-properties fo:text-align="justify" style:justify-single-word="false"/>
      <style:text-properties style:font-name="Arial" officeooo:rsid="000d8fa4" officeooo:paragraph-rsid="000d8fa4"/>
    </style:style>
    <style:style style:name="P10" style:family="paragraph" style:parent-style-name="Standard">
      <style:paragraph-properties fo:text-align="justify" style:justify-single-word="false"/>
      <style:text-properties style:font-name="Arial" officeooo:rsid="000d8fa4" officeooo:paragraph-rsid="001fdfea"/>
    </style:style>
    <style:style style:name="P11" style:family="paragraph" style:parent-style-name="Standard">
      <style:paragraph-properties fo:text-align="justify" style:justify-single-word="false"/>
      <style:text-properties style:font-name="Arial" officeooo:rsid="00113f39" officeooo:paragraph-rsid="00113f39"/>
    </style:style>
    <style:style style:name="P12" style:family="paragraph" style:parent-style-name="Standard">
      <style:paragraph-properties fo:text-align="justify" style:justify-single-word="false"/>
      <style:text-properties style:font-name="Arial" officeooo:rsid="00181bd8" officeooo:paragraph-rsid="00181bd8"/>
    </style:style>
    <style:style style:name="P13" style:family="paragraph" style:parent-style-name="Standard">
      <style:paragraph-properties fo:text-align="justify" style:justify-single-word="false"/>
      <style:text-properties style:font-name="Arial" officeooo:rsid="00181bd8" officeooo:paragraph-rsid="00194947"/>
    </style:style>
    <style:style style:name="P14" style:family="paragraph" style:parent-style-name="Standard">
      <style:paragraph-properties fo:text-align="justify" style:justify-single-word="false"/>
      <style:text-properties style:font-name="Arial" officeooo:rsid="001a7cf3" officeooo:paragraph-rsid="001a7cf3"/>
    </style:style>
    <style:style style:name="P15" style:family="paragraph" style:parent-style-name="Standard">
      <style:paragraph-properties fo:text-align="justify" style:justify-single-word="false"/>
      <style:text-properties style:font-name="Arial" officeooo:rsid="001b6042" officeooo:paragraph-rsid="001b6042"/>
    </style:style>
    <style:style style:name="P16" style:family="paragraph" style:parent-style-name="Standard">
      <style:paragraph-properties fo:text-align="justify" style:justify-single-word="false"/>
      <style:text-properties style:font-name="Bitstream Vera Sans Mono" fo:font-size="11pt" style:font-size-asian="11pt" style:font-size-complex="11pt"/>
    </style:style>
    <style:style style:name="P17" style:family="paragraph" style:parent-style-name="Standard">
      <style:paragraph-properties fo:text-align="justify" style:justify-single-word="false"/>
      <style:text-properties style:font-name="Bitstream Vera Sans Mono" fo:font-size="11pt" officeooo:rsid="00113f39" officeooo:paragraph-rsid="00113f39" style:font-size-asian="11pt" style:font-size-complex="11pt"/>
    </style:style>
    <style:style style:name="T1" style:family="text">
      <style:text-properties style:font-name="Bitstream" fo:font-size="11pt" style:font-size-asian="11pt" style:font-size-complex="11pt"/>
    </style:style>
    <style:style style:name="T2" style:family="text">
      <style:text-properties officeooo:rsid="0006921b"/>
    </style:style>
    <style:style style:name="T3" style:family="text">
      <style:text-properties style:font-name="Bitstream Vera Sans Mono" fo:font-size="11pt" style:font-size-asian="11pt" style:font-size-complex="11pt"/>
    </style:style>
    <style:style style:name="T4" style:family="text">
      <style:text-properties style:font-name="Bitstream Vera Sans Mono" fo:font-size="11pt" officeooo:rsid="00085e27" style:font-size-asian="11pt" style:font-size-complex="11pt"/>
    </style:style>
    <style:style style:name="T5" style:family="text">
      <style:text-properties officeooo:rsid="00085e27"/>
    </style:style>
    <style:style style:name="T6" style:family="text">
      <style:text-properties officeooo:rsid="000c66dc"/>
    </style:style>
    <style:style style:name="T7" style:family="text">
      <style:text-properties officeooo:rsid="000d8fa4"/>
    </style:style>
    <style:style style:name="T8" style:family="text">
      <style:text-properties officeooo:rsid="000fe9c1"/>
    </style:style>
    <style:style style:name="T9" style:family="text">
      <style:text-properties officeooo:rsid="00113f39"/>
    </style:style>
    <style:style style:name="T10" style:family="text">
      <style:text-properties officeooo:rsid="0015f295"/>
    </style:style>
    <style:style style:name="T11" style:family="text">
      <style:text-properties officeooo:rsid="0016dcb0"/>
    </style:style>
    <style:style style:name="T12" style:family="text">
      <style:text-properties officeooo:rsid="00194947"/>
    </style:style>
    <style:style style:name="T13" style:family="text">
      <style:text-properties officeooo:rsid="001a7cf3"/>
    </style:style>
    <style:style style:name="T14" style:family="text">
      <style:text-properties officeooo:rsid="001b6042"/>
    </style:style>
    <style:style style:name="T15" style:family="text">
      <style:text-properties officeooo:rsid="001fdf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scrição do problema <text:span text:style-name="T6">e possível solução</text:span></text:p>
      <text:p text:style-name="P6"/>
      <text:p text:style-name="P6">Para se encontrar uma solução para o problema das 8 <text:span text:style-name="T14">R</text:span>ainhas basta ir alternando a posição das rainhas, em suas respectivas linhas, até encontrar uma posição onde a rainha não entre em conflito com outra rainha.</text:p>
      <text:p text:style-name="P6"/>
      <text:p text:style-name="P6"><text:span text:style-name="T5">U</text:span>m exemplo:</text:p>
      <text:p text:style-name="P6"/>
      <text:p text:style-name="P16">tabuleiro = [5, 8, 6, 7, 1, 3, 4, 2]</text:p>
      <text:p text:style-name="P6"/>
      <text:p text:style-name="P6">O array <text:span text:style-name="T1">tabuleiro</text:span> na posição 1 (<text:span text:style-name="T3">tabuleiro[0]</text:span><text:span text:style-name="T2">)</text:span> indica que a primeira rainha est<text:span text:style-name="T2">á</text:span> disposta na primeira linha do tabuleiro, e na quinta coluna. Seguindo esta lógica, a respresentação gráfica do array <text:span text:style-name="T3">tabuleiro</text:span> seria a seguinte:</text:p>
      <text:p text:style-name="P6"/>
      <text:p text:style-name="P1">- - - - 0 - - -</text:p>
      <text:p text:style-name="P1">- - - - - - - 0</text:p>
      <text:p text:style-name="P1">- - - - - 0 - -</text:p>
      <text:p text:style-name="P1">- - - - - - 0 -</text:p>
      <text:p text:style-name="P1">0 - - - - - - -</text:p>
      <text:p text:style-name="P1">- - 0 - - - - -</text:p>
      <text:p text:style-name="P1">- - - 0 - - - -</text:p>
      <text:p text:style-name="P1">- 0 - - - - - -</text:p>
      <text:p text:style-name="P6"/>
      <text:p text:style-name="P7">Pode-se notar que algumas rainhas estão em conflito na diagonal, porém<text:span text:style-name="T2"> nunca as rainhas estarão dispostas</text:span> na mesma linha ou na mesma coluna.</text:p>
      <text:p text:style-name="P7"/>
      <text:p text:style-name="P7"><text:span text:style-name="T5">Uma das formas de resolver os conflitos nas diagonais das rainhas é mudá-las de coluna até se encontrar uma solução que não cause conflitos. É neste momento que entra o algoritmo de permutação.</text:span></text:p>
      <text:p text:style-name="P7"/>
      <text:p text:style-name="P3">Descrição <text:span text:style-name="T7">da solução implementada</text:span></text:p>
      <text:p text:style-name="P8"/>
      <text:p text:style-name="P9">O R fornece, através do CRAN, o pacote GA para o uso de algoritmos genéticos. Assim, para resolver o problema das 8 rainhas, basta passar como parâmetro ao pacote GA que se quer a solução por permutação, os limites mínimo e máximo que os valores podem ter, n<text:span text:style-name="T8">a</text:span> <text:span text:style-name="T8">solução proposta serão entre 1 e</text:span> o tamanho do tabuleiro, <text:span text:style-name="T9">o número máximo de iterações, e a função fitness.</text:span></text:p>
      <text:p text:style-name="P9"/>
      <text:p text:style-name="P10"><text:span text:style-name="T15">O algoritmo de permutação será responsável por reorganizar o array através do crossover, mutação ou elitismo. Já a função fitness será a responsável por validar se há conflitos nas diagonais das rainhas. Abaixo está a fórmula usada para validar se há conflito entre as diagonais de duas rainhas (fonte: </text:span><text:a xlink:type="simple" xlink:href="https://stackoverflow.com/a/3209201" text:style-name="Internet_20_link" text:visited-style-name="Visited_20_Internet_20_Link"><text:span text:style-name="T15">https://stackoverflow.com/a/3209201</text:span></text:a><text:span text:style-name="T15">):</text:span></text:p>
      <text:p text:style-name="P11"/>
      <text:p text:style-name="P17">temConflito = abs(linhaRainha1 - linhaRainha2) == abs(colunaRainha1 - colunaRainha2)</text:p>
      <text:p text:style-name="P11"/>
      <text:p text:style-name="P11">Desta forma, <text:span text:style-name="T10">o algoritmo continua realizando as permutações até se encontrar uma solução sem conflitos, ou atingir o limite máximo de iterações.</text:span></text:p>
      <text:p text:style-name="P11"/>
      <text:p text:style-name="P4"><text:soft-page-break/>Melhores soluções encontradas</text:p>
      <text:p text:style-name="P11"/>
      <text:p text:style-name="P12">Com o limite máximo de iterações definido em 20, foi rodado o algoritmo três vezes. Em todas as vezes o algoritmo encontrou soluções sem conflitos <text:span text:style-name="T12">entre as rainhas</text:span>:</text:p>
      <text:p text:style-name="P12"/>
      <text:p text:style-name="P12">Primeir<text:span text:style-name="T12">o teste</text:span>:</text:p>
      <text:p text:style-name="P12">[5, 8, 4, 1, 3, 6, 2, 7]</text:p>
      <text:p text:style-name="P12">[8, 4, 1, 3, 6, 2, 7, 5]</text:p>
      <text:p text:style-name="P12"/>
      <text:p text:style-name="P13"><text:span text:style-name="T12">Segundo teste</text:span>:</text:p>
      <text:p text:style-name="P13">[6, 3, 1, 7, 5, 8, 2, 4]</text:p>
      <text:p text:style-name="P13">[8, 2, 4, 1, 7, 5, 3, 6]</text:p>
      <text:p text:style-name="P13"/>
      <text:p text:style-name="P13"><text:span text:style-name="T12">Terceiro teste</text:span>:</text:p>
      <text:p text:style-name="P13">[6, 4, 7, 1, 8, 2, 5, 3]</text:p>
      <text:p text:style-name="P13">[5, 8, 4, 1, 3, 6, 2, 7<text:span text:style-name="T13">]</text:span></text:p>
      <text:p text:style-name="P13"/>
      <text:p text:style-name="P14">Quando o número máximo de iterações é diminuído para 10, por exemplo, é possível notar que o algoritmo encontrará soluções sem conflito com menos frequência.</text:p>
      <text:p text:style-name="P14"/>
      <text:p text:style-name="P5"><text:span text:style-name="T14">Bônus</text:span></text:p>
      <text:p text:style-name="P14"/>
      <text:p text:style-name="P15">Da forma que o algoritmo está estruturado hoje, é possível transformar o problema das 8 Rainhas em um problema das N Rainhas. Ao invés de se dispor rainhas sem conflitos em um tabuleiro 8x8, como o problema original se propõem, é possível encontrar uma solução que dispõem rainhas em um tabuleiro NxN sem conflitos.</text:p>
      <text:p text:style-name="P15"/>
      <text:p text:style-name="P15">Para isso basta alterar o tamanho do tabuleiro na linha 3 do algoritm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" svg:font-family="Bitstream"/>
    <style:font-face style:name="Droid Sans Mono" svg:font-family="'Droid Sans Mono'"/>
    <style:font-face style:name="Arial" svg:font-family="Arial" style:font-family-generic="swiss"/>
    <style:font-face style:name="Noto Sans Devanagari1" svg:font-family="'Noto Sans Devanagari'" style:font-family-generic="swiss"/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23:01:15.081322988</meta:creation-date>
    <dc:date>2018-10-01T00:00:35.035022619</dc:date>
    <meta:editing-duration>PT48M40S</meta:editing-duration>
    <meta:editing-cycles>18</meta:editing-cycles>
    <meta:generator>LibreOffice/6.1.0.3$Linux_X86_64 LibreOffice_project/10$Build-3</meta:generator>
    <meta:document-statistic meta:table-count="0" meta:image-count="0" meta:object-count="0" meta:page-count="2" meta:paragraph-count="35" meta:word-count="539" meta:character-count="2870" meta:non-whitespace-character-count="2366"/>
  </office:meta>
</office:document-meta>
</file>